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family-generic="swiss"/>
    <style:font-face style:name="Liberation Serif" svg:font-family="'Liberation Serif'" style:font-family-generic="roman" style:font-pitch="variable"/>
    <style:font-face style:name="Linux Libertine O" svg:font-family="'Linux Libertine O'" style:font-pitch="variable"/>
    <style:font-face style:name="Linux Libertine O1" svg:font-family="'Linux Libertine O'"/>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edeterminado-title">
      <style:graphic-properties fo:min-height="2.629cm"/>
      <style:paragraph-properties style:writing-mode="lr-tb"/>
    </style:style>
    <style:style style:name="pr2" style:family="presentation" style:parent-style-name="Predeterminado-subtitle">
      <style:graphic-properties draw:fill-color="#ffffff" fo:min-height="2.319cm"/>
      <style:paragraph-properties style:writing-mode="lr-tb"/>
    </style:style>
    <style:style style:name="pr3" style:family="presentation" style:parent-style-name="Predeterminado-notes">
      <style:graphic-properties draw:fill-color="#ffffff" fo:min-height="13.364cm"/>
      <style:paragraph-properties style:writing-mode="lr-tb"/>
    </style:style>
    <style:style style:name="pr4" style:family="presentation" style:parent-style-name="Predeterminado-outline1">
      <style:graphic-properties fo:min-height="8.884cm"/>
      <style:paragraph-properties style:writing-mode="lr-tb"/>
    </style:style>
    <style:style style:name="pr5" style:family="presentation" style:parent-style-name="Predeterminado-subtitle">
      <style:graphic-properties draw:fill-color="#ffffff" fo:min-height="12.19cm"/>
      <style:paragraph-properties style:writing-mode="lr-tb"/>
    </style:style>
    <style:style style:name="pr6" style:family="presentation" style:parent-style-name="Predeterminado-title">
      <style:graphic-properties draw:auto-grow-height="true" fo:min-height="2.62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style>
    <style:style style:name="T1" style:family="text">
      <style:text-properties fo:font-size="16pt" style:font-size-asian="16pt" style:font-size-complex="16pt"/>
    </style:style>
    <style:style style:name="T2"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text-style-name="P1" draw:layer="layout" svg:width="25.199cm" svg:height="3.473cm" svg:x="1.5cm" svg:y="4.078cm" presentation:class="title" presentation:user-transformed="true">
          <draw:text-box>
            <text:p>La historia de los modelos de transmisión de enfermedades</text:p>
          </draw:text-box>
        </draw:frame>
        <draw:frame presentation:style-name="pr2" draw:text-style-name="P2" draw:layer="layout" svg:width="25.199cm" svg:height="2.319cm" svg:x="1.4cm" svg:y="9.3cm" presentation:class="subtitle" presentation:user-transformed="true">
          <draw:text-box>
            <text:p><text:span text:style-name="T1">Teoría básica y Ecología de enfermedades infecciosas</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1" draw:layer="layout" svg:width="25.199cm" svg:height="2.629cm" svg:x="1.4cm" svg:y="0.628cm" presentation:class="title">
          <draw:text-box>
            <text:p>¿Para qué?</text:p>
          </draw:text-box>
        </draw:frame>
        <draw:frame presentation:style-name="pr4" draw:layer="layout" svg:width="25.199cm" svg:height="9.134cm" svg:x="1.4cm" svg:y="3.685cm" presentation:class="outline">
          <draw:text-box>
            <text:list text:style-name="L2">
              <text:list-item>
                <text:p>Los modelos de transmisión de enfermedades son una herramienta poderosa que se puede usar para comprender y predecir la propagación de enfermedades.</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draw:text-box>
            <text:list text:style-name="L2">
              <text:list-item>
                <text:p>Los modelos se pueden utilizar para identificar factores de riesgo, evaluar la eficacia de las intervenciones, y desarrollar estrategias de prevención y control</text:p>
              </text:list-item>
              <text:list-item>
                <text:p>Comprender papel de enfermedades, parasitismo e interacciones similares en ecosistemas</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1" draw:layer="layout" svg:width="25.199cm" svg:height="2.629cm" svg:x="1.4cm" svg:y="0.628cm" presentation:class="title">
          <draw:text-box>
            <text:p>Los inicios</text:p>
          </draw:text-box>
        </draw:frame>
        <draw:frame presentation:style-name="pr4" draw:layer="layout" svg:width="25.199cm" svg:height="9.134cm" svg:x="1.4cm" svg:y="3.685cm" presentation:class="outline">
          <draw:text-box>
            <text:list text:style-name="L2">
              <text:list-item>
                <text:p>Los modelos de transmisión de enfermedades tienen una larga historia, que se remonta al siglo XVII.</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1" draw:layer="layout" svg:width="25.199cm" svg:height="2.629cm" svg:x="1.4cm" svg:y="0.628cm" presentation:class="title">
          <draw:text-box>
            <text:p>El trabajo de John Graunt</text:p>
          </draw:text-box>
        </draw:frame>
        <draw:frame presentation:style-name="pr4" draw:layer="layout" svg:width="25.199cm" svg:height="9.134cm" svg:x="1.4cm" svg:y="3.685cm" presentation:class="outline">
          <draw:text-box>
            <text:list text:style-name="L2">
              <text:list-item>
                <text:p>Uno de los primeros modelos de transmisión de enfermedades fue desarrollado por John Graunt en 1662.</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draw:text-box>
            <text:list text:style-name="L2">
              <text:list-item>
                <text:p>Graunt utilizó datos de registros de defunciones para identificar patrones en la propagación de la peste bubónica.</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draw:text-box>
            <text:list text:style-name="L2">
              <text:list-item>
                <text:p>Los hallazgos de Graunt ayudaron a comprender mejor la enfermedad y desarrollar estrategias de prevenció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draw:text-box>
            <text:list text:style-name="L2">
              <text:list-item>
                <text:p>Controlar las plagas: Graunt observó que las plagas, como las ratas, podían transmitir enfermedades a los humanos. Esto llevó al desarrollo de programas para controlar las plagas, como el saneamiento urbano y la eliminación de los roedores.</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presentation:style-name="pr1" draw:layer="layout" svg:width="25.199cm" svg:height="2.629cm" svg:x="1.4cm" svg:y="0.628cm" presentation:class="title">
          <draw:text-box>
            <text:p>Daniel Bernoulli</text:p>
          </draw:text-box>
        </draw:frame>
        <draw:frame presentation:style-name="pr4" draw:layer="layout" svg:width="25.199cm" svg:height="9.134cm" svg:x="1.4cm" svg:y="3.685cm" presentation:class="outline">
          <draw:text-box>
            <text:list text:style-name="L2">
              <text:list-item>
                <text:p>En el siglo XVIII, Daniel Bernoulli desarrolló un modelo matemático para la propagación de la viruela.</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draw:text-box>
            <text:list text:style-name="L2">
              <text:list-item>
                <text:p>El modelo de Bernoulli ayudó a demostrar la eficacia de la vacunació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1" draw:layer="layout" svg:width="25.199cm" svg:height="3.473cm" svg:x="1.4cm" svg:y="1.306cm" presentation:class="title" presentation:user-transformed="true">
          <draw:text-box>
            <text:p>John Snow y la epidemiología espacial</text:p>
          </draw:text-box>
        </draw:frame>
        <draw:frame presentation:style-name="pr4" draw:layer="layout" svg:width="25.199cm" svg:height="9.134cm" svg:x="1.4cm" svg:y="5.785cm" presentation:class="outline" presentation:user-transformed="true">
          <draw:text-box>
            <text:list text:style-name="L2">
              <text:list-item>
                <text:p>En el siglo XIX, John Snow utilizó un mapa de Londres para identificar la fuente de un brote de cólera.</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draw:text-box>
            <text:list text:style-name="L2">
              <text:list-item>
                <text:p>Los hallazgos de Snow ayudaron a cerrar el pozo de agua contaminado y detener el brote.</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1" draw:layer="layout" svg:width="25.199cm" svg:height="2.629cm" svg:x="1.4cm" svg:y="0.628cm" presentation:class="title">
          <draw:text-box>
            <text:p>Cormack y McKendrick (1927)</text:p>
          </draw:text-box>
        </draw:frame>
        <draw:frame presentation:style-name="pr4" draw:layer="layout" svg:width="25.199cm" svg:height="9.134cm" svg:x="1.4cm" svg:y="3.685cm" presentation:class="outline" presentation:user-transformed="true">
          <draw:text-box>
            <text:list text:style-name="L2">
              <text:list-item>
                <text:p>La era moderna de los modelos de transmisión</text:p>
              </text:list-item>
              <text:list-item>
                <text:p>modelo matemático para predecir la propagación de enfermedades infecciosas. El modelo se basa en la idea de que la propagación de una enfermedad depende de la tasa de contacto entre las personas infectadas y las personas susceptibles.</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draw:text-box>
            <text:list text:style-name="L2">
              <text:list-item>
                <text:p>El modelo de Cormack y McKendrick se ha utilizado para predecir la propagación de una variedad de enfermedades infecciosas, incluyendo la influenza, el sarampión y el VIH/SIDA. El modelo también se ha utilizado para evaluar la eficacia de las intervenciones de salud pública, como las vacunas y los medicamentos.</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draw:text-box>
            <text:list text:style-name="L2">
              <text:list-item>
                <text:p>El modelo de Cormack y McKendrick se ha utilizado para predecir la propagación de una variedad de enfermedades infecciosas, incluyendo la influenza, el sarampión y el VIH/SIDA. El modelo también se ha utilizado para evaluar la eficacia de las intervenciones de salud pública, como las vacunas y los medicamentos.</text:p>
              </text:list-item>
              <text:list-item>
                <text:p>Sigue siendo muy vigente en la actualidad</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1" draw:layer="layout" svg:width="25.199cm" svg:height="2.629cm" svg:x="1.4cm" svg:y="0.628cm" presentation:class="title">
          <draw:text-box>
            <text:p>Roy Anderson y Robert May</text:p>
          </draw:text-box>
        </draw:frame>
        <draw:frame presentation:style-name="pr4" draw:layer="layout" svg:width="25.199cm" svg:height="9.134cm" svg:x="1.4cm" svg:y="3.685cm" presentation:class="outline" presentation:user-transformed="true">
          <draw:text-box>
            <text:list text:style-name="L2">
              <text:list-item>
                <text:p>Anderson y May desarrollaron un enfoque matemático para la epidemiología que se basa en la idea de que la propagación de una enfermedad depende de la interacción entre los individuos en una población.</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draw:text-box>
            <text:list text:style-name="L2">
              <text:list-item>
                <text:p>utilizado para estudiar una variedad de enfermedades infecciosas, incluyendo la influenza, el sarampión y el VIH/SIDA. El enfoque también se ha utilizado para evaluar la eficacia de las intervenciones de salud pública, como las vacunas y los medicamentos</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draw:text-box>
            <text:list text:style-name="L2">
              <text:list-item>
                <text:p>El cuerpo de trabajo más influyente en modelación de enfermedades, junto con John Snow</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draw:frame presentation:style-name="pr1" draw:layer="layout" svg:width="25.199cm" svg:height="3.473cm" svg:x="1.4cm" svg:y="0.206cm" presentation:class="title" presentation:user-transformed="true">
          <draw:text-box>
            <text:p>El concepto clave en modelación de enfermedades</text:p>
          </draw:text-box>
        </draw:frame>
        <draw:frame presentation:style-name="pr4" draw:layer="layout" svg:width="25.199cm" svg:height="9.134cm" svg:x="1.4cm" svg:y="5.785cm" presentation:class="outline" presentation:user-transformed="true">
          <draw:text-box>
            <text:list text:style-name="L2">
              <text:list-item>
                <text:p>Anderson y May también desarrollaron el concepto de "umbral de enfermedad", que es el número mínimo de personas infectadas necesarias para que una enfermedad se propague en una población. El umbral de enfermedad depende de una serie de factores, incluyendo la tasa de transmisión de la enfermedad, la tasa de recuperación de la enfermedad y la proporción de la población que es susceptible a la enfermedad.</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3T32">
        <draw:frame presentation:style-name="pr5" draw:text-style-name="P3" draw:layer="layout" svg:width="25.199cm" svg:height="12.19cm" svg:x="1.4cm" svg:y="0.628cm" presentation:class="subtitle">
          <draw:text-box>
            <text:p>Modelos de transmisión en ecología</text:p>
          </draw:text-box>
        </draw:frame>
        <presentation:notes draw:style-name="dp2">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draw:frame presentation:style-name="pr6" draw:layer="layout" svg:width="25.199cm" svg:height="2.629cm" svg:x="1.4cm" svg:y="0.628cm" presentation:class="title">
          <draw:text-box>
            <text:p>Hamish McCallum</text:p>
          </draw:text-box>
        </draw:frame>
        <draw:frame presentation:style-name="pr4" draw:layer="layout" svg:width="25.199cm" svg:height="9.134cm" svg:x="1.4cm" svg:y="3.685cm" presentation:class="outline">
          <draw:text-box>
            <text:list text:style-name="L2">
              <text:list-item>
                <text:p>Explicación básica de términos de transmisión</text:p>
              </text:list-item>
              <text:list-item>
                <text:p>Modelos para transmisión del tumor facial en demonios de Tasmania</text:p>
              </text:list-item>
            </text:list>
          </draw:text-box>
        </draw:frame>
        <presentation:notes draw:style-name="dp2">
          <draw:page-thumbnail draw:style-name="gr1" draw:layer="layout" svg:width="19.798cm" svg:height="11.136cm" svg:x="0.6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draw:frame presentation:style-name="pr1" draw:layer="layout" svg:width="25.199cm" svg:height="2.629cm" svg:x="1.4cm" svg:y="0.628cm" presentation:class="title" presentation:user-transformed="true">
          <draw:text-box>
            <text:p>Peter Hudson</text:p>
          </draw:text-box>
        </draw:frame>
        <draw:frame presentation:style-name="pr4" draw:layer="layout" svg:width="25.199cm" svg:height="9.134cm" svg:x="1.4cm" svg:y="3.685cm" presentation:class="outline" presentation:user-transformed="true">
          <draw:text-box>
            <text:list text:style-name="L2">
              <text:list-item>
                <text:p>Efecto del parasitismo en dinámica poblacional del lagópodo ártico (<text:span text:style-name="T2">Lagopus lagopus</text:span>)</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draw:frame presentation:style-name="pr6" draw:layer="layout" svg:width="25.199cm" svg:height="2.629cm" svg:x="1.4cm" svg:y="0.628cm" presentation:class="title">
          <draw:text-box>
            <text:p>Raina Plowright</text:p>
          </draw:text-box>
        </draw:frame>
        <draw:frame presentation:style-name="pr4" draw:layer="layout" svg:width="25.199cm" svg:height="9.134cm" svg:x="1.4cm" svg:y="3.685cm" presentation:class="outline">
          <draw:text-box>
            <text:list text:style-name="L2">
              <text:list-item>
                <text:p>Marco teórico para transmisión zoonótica</text:p>
              </text:list-item>
              <text:list-item>
                <text:p>Primeros modelos de transmisión zoonótica ecológicamente robustos</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draw:frame presentation:style-name="pr1" draw:layer="layout" svg:width="25.199cm" svg:height="2.629cm" svg:x="1.4cm" svg:y="0.628cm" presentation:class="title" presentation:user-transformed="true">
          <draw:text-box>
            <text:p>Kevin Lafferty</text:p>
          </draw:text-box>
        </draw:frame>
        <draw:frame presentation:style-name="pr4" draw:layer="layout" svg:width="25.199cm" svg:height="9.134cm" svg:x="1.4cm" svg:y="3.685cm" presentation:class="outline">
          <draw:text-box>
            <text:list text:style-name="L2">
              <text:list-item>
                <text:p>Mirada sistemática al papel de los parásitos a nivel ecosistémico</text:p>
              </text:list-item>
              <text:list-item>
                <text:p>Uso de redes de interacciones y modelos matemáticos</text:p>
              </text:list-item>
            </text:list>
          </draw:text-box>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draw:frame presentation:style-name="pr1" draw:layer="layout" svg:width="25.199cm" svg:height="2.629cm" svg:x="1.4cm" svg:y="0.628cm" presentation:class="title">
          <draw:text-box>
            <text:p>Conclusión</text:p>
          </draw:text-box>
        </draw:frame>
        <draw:frame presentation:style-name="pr4" draw:layer="layout" svg:width="25.199cm" svg:height="9.134cm" svg:x="1.4cm" svg:y="3.685cm" presentation:class="outline">
          <draw:text-box>
            <text:list text:style-name="L2">
              <text:list-item>
                <text:p>La ecología y la epidemiología conviven y se retroalimentan</text:p>
              </text:list-item>
              <text:list-item>
                <text:p>El rigor epidemiológico es importante en la comprensión de fenómenos ecológicos</text:p>
              </text:list-item>
              <text:list-item>
                <text:p>La división está en nuestras mentes...</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family-generic="swiss"/>
    <style:font-face style:name="Liberation Serif" svg:font-family="'Liberation Serif'" style:font-family-generic="roman" style:font-pitch="variable"/>
    <style:font-face style:name="Linux Libertine O" svg:font-family="'Linux Libertine O'" style:font-pitch="variable"/>
    <style:font-face style:name="Linux Libertine O1" svg:font-family="'Linux Libertine O'"/>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swiss"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Gerardo Martin</meta:initial-creator>
    <meta:creation-date>2023-08-07T18:19:08.617486248</meta:creation-date>
    <meta:generator>LibreOffice/7.3.7.2$Linux_X86_64 LibreOffice_project/30$Build-2</meta:generator>
    <dc:date>2023-08-18T17:43:42.459366825</dc:date>
    <meta:editing-duration>PT2H8M56S</meta:editing-duration>
    <meta:editing-cycles>26</meta:editing-cycles>
    <dc:creator>Gerardo Martin</dc:creator>
    <meta:document-statistic meta:object-count="120"/>
  </office:meta>
</office:document-meta>
</file>